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B0BEE4A8B77FFDCA1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8.2193in" svg:height="5.1362in" draw:z-index="0"><draw:image xlink:href="Pictures/1000020100000780000004B0BEE4A8B77FFDCA16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5:50:36.287161306</meta:creation-date>
    <dc:date>2019-03-12T15:51:55.878424447</dc:date>
    <meta:editing-duration>PT1M2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